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1cm"/>
    </style:style>
    <style:style style:name="co2" style:family="table-column">
      <style:table-column-properties fo:break-before="auto" style:column-width="0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3.3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LIBEL,C,254</text:p>
          </table:table-cell>
          <table:table-cell office:value-type="string">
            <text:p>COORD1_05,C,4</text:p>
          </table:table-cell>
          <table:table-cell office:value-type="string">
            <text:p>COORD2_05,C,4</text:p>
          </table:table-cell>
          <table:table-cell office:value-type="string">
            <text:p>PLAN_05,C,2</text:p>
          </table:table-cell>
          <table:table-cell office:value-type="string">
            <text:p>POLYGONID,N,9,0</text:p>
          </table:table-cell>
          <table:table-cell office:value-type="string">
            <text:p>POINT_X,N,19,11</text:p>
          </table:table-cell>
          <table:table-cell office:value-type="string">
            <text:p>POINT_Y,N,19,11</text:p>
          </table:table-cell>
          <table:table-cell office:value-type="string">
            <text:p>ADRESSE,C,50</text:p>
          </table:table-cell>
          <table:table-cell office:value-type="string">
            <text:p>QUARTIER,C,15</text:p>
          </table:table-cell>
          <table:table-cell office:value-type="string">
            <text:p>SSQUARTIER,C,15</text:p>
          </table:table-cell>
          <table:table-cell office:value-type="string">
            <text:p>POLICE,N,4,0</text:p>
          </table:table-cell>
        </table:table-row>
        <table:table-row table:style-name="ro1">
          <table:table-cell office:value-type="string">
            <text:p>Zénith</text:p>
          </table:table-cell>
          <table:table-cell office:value-type="string">
            <text:p>S10</text:p>
          </table:table-cell>
          <table:table-cell/>
          <table:table-cell office:value-type="string">
            <text:p>43</text:p>
          </table:table-cell>
          <table:table-cell office:value-type="float" office:value="341">
            <text:p>341</text:p>
          </table:table-cell>
          <table:table-cell office:value-type="float" office:value="3.93092016603">
            <text:p>3,930920166</text:p>
          </table:table-cell>
          <table:table-cell office:value-type="float" office:value="43.6130371372">
            <text:p>43,6130371372</text:p>
          </table:table-cell>
          <table:table-cell office:value-type="string">
            <text:p>av. Albert Einstein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ymnase Olympie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float" office:value="500">
            <text:p>500</text:p>
          </table:table-cell>
          <table:table-cell office:value-type="float" office:value="3.89379233085">
            <text:p>3,8937923309</text:p>
          </table:table-cell>
          <table:table-cell office:value-type="float" office:value="43.607373759">
            <text:p>43,607373759</text:p>
          </table:table-cell>
          <table:table-cell office:value-type="string">
            <text:p>av Jacques Cartier</text:p>
          </table:table-cell>
          <table:table-cell office:value-type="string">
            <text:p>Centre-ville</text:p>
          </table:table-cell>
          <table:table-cell office:value-type="string">
            <text:p>Antigon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ymnase Emmanuel Gambardella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float" office:value="582">
            <text:p>582</text:p>
          </table:table-cell>
          <table:table-cell office:value-type="float" office:value="3.86939688351">
            <text:p>3,8693968835</text:p>
          </table:table-cell>
          <table:table-cell office:value-type="float" office:value="43.6029433427">
            <text:p>43,6029433427</text:p>
          </table:table-cell>
          <table:table-cell office:value-type="string">
            <text:p>r. Bourrely</text:p>
          </table:table-cell>
          <table:table-cell office:value-type="string">
            <text:p>Centre-ville</text:p>
          </table:table-cell>
          <table:table-cell office:value-type="string">
            <text:p>Gambett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ymnase Marcel Cerdan</text:p>
          </table:table-cell>
          <table:table-cell office:value-type="string">
            <text:p>G7</text:p>
          </table:table-cell>
          <table:table-cell/>
          <table:table-cell office:value-type="string">
            <text:p>47</text:p>
          </table:table-cell>
          <table:table-cell office:value-type="float" office:value="611">
            <text:p>611</text:p>
          </table:table-cell>
          <table:table-cell office:value-type="float" office:value="3.84717202789">
            <text:p>3,8471720279</text:p>
          </table:table-cell>
          <table:table-cell office:value-type="float" office:value="43.5997264112">
            <text:p>43,5997264112</text:p>
          </table:table-cell>
          <table:table-cell office:value-type="string">
            <text:p>227 r. de l’Arnel</text:p>
          </table:table-cell>
          <table:table-cell office:value-type="string">
            <text:p>Croix-d'Argent</text:p>
          </table:table-cell>
          <table:table-cell office:value-type="string">
            <text:p>Pas du Loup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ymnase Alain Colas</text:p>
          </table:table-cell>
          <table:table-cell office:value-type="string">
            <text:p>J5</text:p>
          </table:table-cell>
          <table:table-cell/>
          <table:table-cell office:value-type="string">
            <text:p>58</text:p>
          </table:table-cell>
          <table:table-cell office:value-type="float" office:value="702">
            <text:p>702</text:p>
          </table:table-cell>
          <table:table-cell office:value-type="float" office:value="3.86825564461">
            <text:p>3,8682556446</text:p>
          </table:table-cell>
          <table:table-cell office:value-type="float" office:value="43.5899110597">
            <text:p>43,5899110597</text:p>
          </table:table-cell>
          <table:table-cell office:value-type="string">
            <text:p>160 r. du Pas <text:s/>loup</text:p>
          </table:table-cell>
          <table:table-cell table:number-columns-repeated="2" office:value-type="string">
            <text:p>Croix-d'Argent</text:p>
          </table:table-cell>
          <table:table-cell office:value-type="float" office:value="14">
            <text:p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/01/2014</text:date>, <text:time>11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" meta:object-count="0"/>
    <meta:generator>OpenOffice/4.0.1$Win32 OpenOffice.org_project/401m5$Build-9714</meta:generator>
  </office:meta>
</office:document-meta>
</file>